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0083in" fo:margin-right="0in" fo:text-indent="0in" style:auto-text-indent="false"/>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paragraph-properties fo:text-align="center" style:justify-single-word="false"/>
      <style:text-properties fo:font-size="9pt" style:font-size-asian="9pt" style:font-size-complex="9pt"/>
    </style:style>
    <style:style style:name="P11" style:family="paragraph" style:parent-style-name="Standard">
      <style:text-properties fo:color="#000000"/>
    </style:style>
    <style:style style:name="P1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3" style:family="paragraph" style:parent-style-name="Heading_20_1">
      <style:paragraph-properties fo:break-before="page"/>
    </style:style>
    <style:style style:name="P14" style:family="paragraph" style:parent-style-name="Heading_20_1">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style:font-name="Courier New" fo:font-size="9pt" style:font-size-asian="9pt" style:font-size-complex="9pt"/>
    </style:style>
    <style:style style:name="P17"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18" style:family="paragraph" style:parent-style-name="Text_20_body">
      <style:paragraph-properties fo:margin-left="0in" fo:margin-right="0in" fo:text-indent="0in" style:auto-text-indent="false"/>
      <style:text-properties fo:font-size="14pt" style:font-size-asian="14pt" style:font-size-complex="14pt"/>
    </style:style>
    <style:style style:name="P19" style:family="paragraph" style:parent-style-name="Text_20_body">
      <style:paragraph-properties fo:margin-left="0in" fo:margin-right="0in" fo:text-indent="0in" style:auto-text-indent="false"/>
      <style:text-properties fo:font-size="12pt" style:font-size-asian="12pt" style:font-size-complex="12pt"/>
    </style:style>
    <style:style style:name="P20" style:family="paragraph" style:parent-style-name="Text_20_body">
      <style:paragraph-properties fo:margin-left="0in" fo:margin-right="0in" fo:text-indent="0in" style:auto-text-indent="false"/>
      <style:text-properties style:font-name="Times New Roman" fo:font-size="12pt" style:font-size-asian="10.5pt" style:font-size-complex="12pt"/>
    </style:style>
    <style:style style:name="P21" style:family="paragraph" style:parent-style-name="Text_20_body">
      <style:paragraph-properties fo:margin-left="0in" fo:margin-right="0in" fo:text-indent="0in" style:auto-text-indent="false"/>
      <style:text-properties style:font-name="Times New Roman" fo:font-size="12pt" style:font-size-asian="12pt" style:font-size-complex="12pt"/>
    </style:style>
    <style:style style:name="P22" style:family="paragraph" style:parent-style-name="Illustration">
      <style:paragraph-properties fo:margin-left="0in" fo:margin-right="0in" fo:text-indent="0in" style:auto-text-indent="false"/>
      <style:text-properties fo:font-size="14pt" style:font-size-asian="14pt" style:font-size-complex="14pt"/>
    </style:style>
    <style:style style:name="P23" style:family="paragraph" style:parent-style-name="Standard">
      <style:paragraph-properties fo:margin-left="-0.0209in" fo:margin-right="0in" fo:text-indent="0in" style:auto-text-indent="false"/>
      <style:text-properties fo:font-weight="bold" style:font-weight-asian="bold" style:font-weight-complex="bold"/>
    </style:style>
    <style:style style:name="P24" style:family="paragraph" style:parent-style-name="Text_20_body">
      <style:paragraph-properties fo:margin-left="0.0173in" fo:margin-right="0in" fo:text-indent="0in" style:auto-text-indent="false"/>
      <style:text-properties style:font-name="Courier New" fo:font-size="9pt" style:font-size-asian="9pt" style:font-size-complex="9pt"/>
    </style:style>
    <style:style style:name="P25" style:family="paragraph" style:parent-style-name="Text_20_body">
      <style:paragraph-properties fo:margin-left="0.0173in" fo:margin-right="0in" fo:text-indent="0in" style:auto-text-indent="false"/>
      <style:text-properties style:font-name="Courier New" fo:font-size="10pt" style:font-size-asian="10pt" style:font-size-complex="10pt"/>
    </style:style>
    <style:style style:name="P26" style:family="paragraph" style:parent-style-name="Text_20_body">
      <style:paragraph-properties fo:margin-left="-0.0091in" fo:margin-right="0in" fo:text-indent="0in" style:auto-text-indent="false"/>
      <style:text-properties style:font-name="Times New Roman" fo:font-size="12pt" style:font-size-asian="12pt" style:font-size-complex="12pt"/>
    </style:style>
    <style:style style:name="P27" style:family="paragraph" style:parent-style-name="Drawing">
      <style:text-properties fo:font-weight="bold" style:font-weight-asian="bold" style:font-weight-complex="bold"/>
    </style:style>
    <style:style style:name="P28" style:family="paragraph" style:parent-style-name="Text_20_body">
      <style:text-properties fo:color="#ff0000" style:font-name="Courier New" fo:font-size="10pt" style:font-size-asian="10pt" style:font-size-complex="10pt"/>
    </style:style>
    <style:style style:name="P29" style:family="paragraph" style:parent-style-name="Text_20_body">
      <style:text-properties style:font-name="Courier New" fo:font-size="10pt" style:font-size-asian="10pt" style:font-size-complex="10pt"/>
    </style:style>
    <style:style style:name="P30" style:family="paragraph" style:parent-style-name="Text_20_body">
      <style:paragraph-properties fo:margin-left="-0.0173in" fo:margin-right="0in" fo:text-indent="0in" style:auto-text-indent="false"/>
      <style:text-properties fo:font-size="12pt" style:font-size-asian="12pt" style:font-size-complex="12pt"/>
    </style:style>
    <style:style style:name="P31" style:family="paragraph" style:parent-style-name="Text_20_body" style:list-style-name="L1">
      <style:paragraph-properties fo:margin-left="0in" fo:margin-right="0in" fo:text-indent="0in" style:auto-text-indent="false"/>
    </style:style>
    <style:style style:name="P32" style:family="paragraph" style:parent-style-name="Text_20_body" style:list-style-name="L2">
      <style:paragraph-properties fo:margin-left="-0.0173in" fo:margin-right="0in" fo:text-indent="0in" style:auto-text-indent="false"/>
      <style:text-properties fo:font-size="14pt" style:font-size-asian="14pt" style:font-size-complex="14pt"/>
    </style:style>
    <style:style style:name="P33" style:family="paragraph" style:parent-style-name="Text_20_body" style:list-style-name="L3">
      <style:paragraph-properties fo:margin-left="-0.0173in" fo:margin-right="0in" fo:text-indent="0in" style:auto-text-indent="false"/>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34" style:family="paragraph" style:parent-style-name="Text_20_body" style:list-style-name="L3">
      <style:paragraph-properties fo:margin-left="-0.0173in" fo:margin-right="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style:font-name="Trebuchet MS" fo:font-size="10pt" style:font-size-asian="10pt" style:font-size-complex="10pt"/>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style:text-underline-style="solid" style:text-underline-width="auto" style:text-underline-color="font-color"/>
    </style:style>
    <style:style style:name="T13" style:family="text">
      <style:text-properties style:font-name="Times New Roman" fo:font-size="12pt" style:font-size-asian="10.5pt" style:font-size-complex="12pt"/>
    </style:style>
    <style:style style:name="T14" style:family="text">
      <style:text-properties fo:font-size="14pt" style:font-size-asian="14pt" style:font-size-complex="14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text:list-style style:name="L1">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0063in" svg:y="4.6819in" svg:width="4.5925in" draw:z-index="0">
        <draw:text-box fo:min-height="0.9654in">
          <text:p text:style-name="P1">Numbers, Arithmetic, and the 6502</text:p>
          <text:p text:style-name="P2">by Sherm Ostrowsky</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Sherm Ostrowsky</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 text:outline-level="1">Table of Contents</text:h>
      <text:p text:style-name="P23"/>
      <text:h text:style-name="P13" text:outline-level="1">Preface</text:h>
      <text:h text:style-name="Heading_20_2" text:outline-level="2">Dedication</text:h>
      <text:p text:style-name="Standard"/>
      <text:h text:style-name="Heading_20_2" text:outline-level="2">Acknowledgments</text:h>
      <text:p text:style-name="P11"/>
      <text:h text:style-name="Heading_20_2" text:outline-level="2" text:is-list-header="true"/>
      <text:p text:style-name="Standard"/>
      <text:h text:style-name="P14" text:outline-level="1">Introduction</text:h>
      <text:p text:style-name="Standard"><text:tab/>This book is part of the series that accompanies the <text:span text:style-name="T7">MathRider</text:span> project. <text:s/>It is assumed that you have already got the <text:span text:style-name="T7">MathRider</text:span> program installed on your computer, and that you have read and followed the <text:span text:style-name="T7">Professor and Pat</text:span> series of books which introduce basic programming on the 6502 family of microprocessors.</text:p>
      <text:h text:style-name="Heading_20_2" text:outline-level="2"><text:s/>Numbers</text:h>
      <text:p text:style-name="Text_20_body"><text:tab/>In the <text:span text:style-name="T7">Professor and Pat</text:span> books you learned the basics of how to program a 6502 processor in assembly language, and a lot of other things about how computers deal with numbers and symbols at a low level. <text:s text:c="2"/>The 6502 has a relatively simple Instruction Set, which processes data one byte (8 bits) at a time. <text:s/>In order to handle any kind of information which requires more than one byte to specify, such as most numbers large enough to be interesting, the programmer has to tell the computer how to interpret the various bytes in a meaningful way. <text:s/>Thus “numbers”, as well as any other kinds of information in a computer, are defined only contextually. <text:s/>In theory, you are free to define numbers in any way consistent with the rules of mathematics, as long as you tell the program how to interpret the bytes within your context.</text:p>
      <text:p text:style-name="Text_20_body"><text:tab/>Of course, it would not be very practical or convenient if each programmer were to define and use different contexts. <text:s/>So, a long time ago, a special context was invented to describe and process numbers in a computer. <text:s/>Any more-or-less arbitrary context of this sort which is agreed-upon in advance by a whole community is called a “Convention.” </text:p>
      <text:p text:style-name="Text_20_body"><text:tab/>Unfortunately, things are not quite as simple as this in the world of programming! <text:s/>There are actually two different and incompatible conventions in use to represent numbers. <text:s/>As long as you stick to one or the other, and don't mix them up, either one is as good as the other one. <text:s/>But over the decades since computers came into common use, certain microprocessor families have standardized on one convention, and others have selected the other convention. <text:s/>So, right at the start, we will have to choose one of these conventions, and stick to it thereafter. <text:s/>I will not try to pretend that the convention I am going to present is better than the other one; <text:s/>I use it because it is traditional in the world of 6502-family processors (and many others, such as the Intel 80X86 used in the PC).</text:p>
      <text:p text:style-name="Text_20_body"><text:tab/>These conventions define the order in which the bytes which go to make up a number are stored in the computer's memory. <text:s/>You'll recall from the <text:span text:style-name="T7">Professor and Pat</text:span> books that each byte in the computer's memory has its own address,and that the addresses are numbered from 0 up to the maximum number of bytes the particular microprocessor is designed to handle. <text:s/>So if we have, say, a 4-byte number, it will be stored in four consecutive bytes starting with some integer N: bytes with addresses N, N+1, N+2, and N+3. <text:s/>So far this is all obvious and non-controversial.</text:p>
      <text:p text:style-name="Text_20_body"><text:tab/>In order to understand where the disagreement comes in, we'll have to take a few minutes to review how we usually write numbers. <text:s/>We all learned how to do this in grade school, and the techniques for manipulating such numbers (i.e., addition, subtraction, multiplication, and division) were drilled into us by seemingly endless practice until most of us learned to do it automatically and without having to think about what we were actually doing. <text:s/>As a result, by now, most of us really don't <text:span text:style-name="T3">know</text:span> what we are doing. <text:s/>We just do it.</text:p>
      <text:p text:style-name="Text_20_body"><text:tab/>But if we want to teach a computer how to do arithmetic, we'll have to describe all the steps to the <text:s/>not-very-intelligent machine. <text:s/>So it's necessary to recall what the steps are that we use when we do <text:soft-page-break/>arithmetic by pencil and paper.</text:p>
      <text:h text:style-name="Heading_20_3" text:outline-level="3">Expressing Integers using Digits</text:h>
      <text:p text:style-name="Text_20_body"><text:tab/>You may recall that when you write down a number like “123”, you are using something called “Arabic numerals”. <text:s text:c="2"/>Although in English we write them from left-to-right, they actually get their meanings from right-to-left. <text:s/>The rightmost digit, here “3”, represents 3 “units”, or 3 x 1. <text:s/>The digit to its left, “2”, represents 2 “tens”, or 2 x 10. <text:s/>The leftmost digit, here “1”, represents 1 “hundreds”, or 1 x 100. <text:s/>Add them all up and you get “one hundred twenty three”. <text:s/>This is called a “positional notation”, because the value of any single digit depends on its position in the number, counting from right to left. <text:s/>This, in fact, was the great advantage that the so-called Arabic number system (actually invented in India) had and still has over the methods used previously by almost all other civilizations: Rome, Greece, Egypt.... <text:s/>All possible integers can be represented by positional combinations of just 10 different digits: 0,1,2,3,4,5,6,7,8,9. <text:s/>This is called the “decimal” system.</text:p>
      <text:p text:style-name="Text_20_body"><text:tab/>Why ten? <text:s/>It's just another convention, nothing more. <text:s/>“They” could have used 8 digits instead, and built up numbers with positional combinations of <text:s/>“units”, “eights”, “sixty-fours”, etc. <text:s/>This is called the “octal” system. <text:s/>You learned about some other possibilities in the <text:span text:style-name="T7">Professor and Pat</text:span> books: the “hexadecimal” system, based on 16, and the “binary” system, based on 2. <text:s/>Any integer can be expressed in any “base” system. <text:s/>A given integer will <text:span text:style-name="T9">look</text:span> different in each base system, but will still represent the same <text:span text:style-name="T9">quantity</text:span>. <text:s/>Some people find this a little hard to get their minds around, but you just have to think about it, and do a few examples, until you “get” it. <text:s/>For example, </text:p>
      <text:p text:style-name="Text_20_body"><text:s/>decimal (base=10)<text:tab/><text:tab/>123<text:tab/><text:tab/>3 x 1 + 2 x base + 1 x base x base</text:p>
      <text:p text:style-name="Text_20_body"><text:s/>octal (base=8)<text:tab/><text:tab/>173<text:tab/><text:tab/>3 x 1 + 7 x base + 1 x base x base</text:p>
      <text:p text:style-name="Text_20_body"><text:s/>hexadecimal (base=16)<text:tab/> 7B<text:tab/><text:tab/>B x 1 + 7 x base</text:p>
      <text:p text:style-name="Text_20_body"><text:s/>binary (base=2)<text:tab/><text:tab/>1111011<text:tab/>1 x 1 + 1 x base + 0 x base x base + 1 x base x base x base <text:tab/><text:tab/><text:tab/><text:tab/><text:tab/><text:tab/><text:t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Drawing"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style="italic" fo:font-weight="bold" style:font-style-asian="italic" style:font-weight-asian="bold" style:font-style-complex="italic" style:font-weight-complex="bol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margin-left="-0.0083in" fo:margin-right="0in" fo:text-indent="0in" style:auto-text-indent="false"/>
    </style:style>
    <style:style style:name="T1" style:family="text">
      <style:text-properties fo:font-weight="bold" style:font-weight-asian="bold" style:font-weight-complex="bol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text:span text:style-name="T1">v.0.01-alpha - </text:span><text:span text:style-name="T1"><text:date style:data-style-name="N37" text:date-value="2008-11-22T18:32:12.99">11/22/08</text:date></text:span><text:tab/><text:span text:style-name="T1">Numbers, Arithmetic, <text:s/>and the 6502</text:span><text:tab/><text:span text:style-name="T1"><text:page-number text:select-page="current">3</text:page-number></text:span><text:span text:style-name="T1">/</text:span><text:span text:style-name="T1"><text:page-count>5</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4-21T19:20:31</meta:creation-date>
    <dc:creator>Howard Ostrowsky</dc:creator>
    <dc:date>2008-11-22T18:32:13</dc:date>
    <meta:editing-cycles>159</meta:editing-cycles>
    <meta:editing-duration>P4DT12H54M10S</meta:editing-duration>
    <meta:user-defined meta:name="Info 1"/>
    <meta:user-defined meta:name="Info 2"/>
    <meta:user-defined meta:name="Info 3"/>
    <meta:user-defined meta:name="Info 4"/>
    <meta:document-statistic meta:table-count="0" meta:image-count="0" meta:object-count="0" meta:page-count="5" meta:paragraph-count="26" meta:word-count="1047" meta:character-count="5961"/>
  </office:meta>
</office:document-meta>
</file>